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moveAllOperationTests.createSimple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RemoveAllOperationTests.simple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